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71323328" xml:id="ct9393697132332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899407472" xml:id="ct9393689940747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962425744" xml:id="ct9393696242574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do text</text:p><text:p text:style-name="P5">from document(at=header, format='odt')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</text:p>
      <text:p text:style-name="UrbanBody"/>
      <text:p text:style-name="UrbanBody"/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do text if not len(self.getApplicants()) &gt; 1 and not len(self.getParcels()) &gt; 1</text:p></office:annotation>propriétaire de la parcelle (terrain ou bâtiment), située:</text:p>
      <text:p text:style-name="UrbanBody"><office:annotation><dc:creator>Gauthier Bastien</dc:creator><dc:date>2011-02-21T10:12:18</dc:date><text:p text:style-name="P5">do text if not len(self.getApplicants()) &gt; 1 and len(self.getParcels()) &gt; 1</text:p></office:annotation>propriétaire des parcelles (terrain ou bâtiment), situées:</text:p>
      <text:p text:style-name="UrbanBody"><office:annotation><dc:creator>Gauthier Bastien</dc:creator><dc:date>2011-02-21T10:12:52</dc:date><text:p text:style-name="P5">do text if len(self.getApplicants()) &gt; 1 and not len(self.getParcels()) &gt; 1</text:p></office:annotation>propriétaires de la parcelle (terrain ou bâtiment), située:</text:p>
      <text:p text:style-name="UrbanBody"><office:annotation><dc:creator>Gauthier Bastien</dc:creator><dc:date>2011-02-21T10:13:04</dc:date><text:p text:style-name="P5">do text if len(self.getApplicants()) &gt; 1 and len(self.getParcels()) &gt; 1</text:p></office:annotation>propriétaires des parcelles (terrain ou bâtiment), situées:</text:p>
      <text:p text:style-name="UrbanBody"><office:annotation><dc:creator>Gauthier Bastien</dc:creator><dc:date>2011-02-21T10:13:40</dc:date><text:p text:style-name="P5">do text if not len(self.getParcels()) &gt; 1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do text if len(self.getParcels()) &gt; 1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do text if not len(self.getApplicants()) &gt; 1</text:p></office:annotation></text:span><text:span text:style-name="T4">a déposé une demande ayant pour objet "</text:span><text:span text:style-name="T4"><text:text-input text:description="Objet du permis">self.getLicenceSubject()</text:text-input></text:span><text:span text:style-name="T4">".</text:span></text:p>
      <text:p text:style-name="P3"><office:annotation><dc:creator>Gauthier Bastien</dc:creator><dc:date>2011-02-21T10:14:06</dc:date><text:p text:style-name="P5">do text if len(self.getApplicants()) &gt; 1</text:p></office:annotation>ont déposé une demande<text:span text:style-name="T4"> </text:span>ayant pour objet "<text:text-input text:description="Objet du permis">self.getLicence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971323328"/>self.displayValue(self.getFoldermanagers()[0].Vocabulary('grade')[0], self.getFoldermanagers()[0].getGrade())<text:change-end text:change-id="ct93936971323328"/></text:p>
      <text:p text:style-name="UrbanBody"><text:tab/><text:tab/><text:tab/><text:tab/><text:tab/><text:tab/><text:tab/><text:change-start text:change-id="ct93936899407472"/>self.getFoldermanagers()[0].getName2()<text:change-end text:change-id="ct93936899407472"/> <text:change-start text:change-id="ct93936962425744"/>self.getFoldermanagers()[0].getName1()<text:change-end text:change-id="ct9393696242574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1:33.801481621</dc:date>
    <dc:language>fr-FR</dc:language>
    <meta:editing-cycles>90</meta:editing-cycles>
    <meta:editing-duration>PT12H30M47S</meta:editing-duration>
    <meta:document-statistic meta:table-count="0" meta:image-count="0" meta:object-count="0" meta:page-count="1" meta:paragraph-count="15" meta:word-count="106" meta:character-count="1025" meta:non-whitespace-character-count="942"/>
    <meta:user-defined meta:name="Info 1"/>
    <meta:user-defined meta:name="Info 2"/>
    <meta:user-defined meta:name="Info 3"/>
    <meta:user-defined meta:name="Info 4"/>
  </office:meta>
</office:document-meta>
</file>